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Cambria" style:font-weight-complex="bold" fo:color="#23B8DC" fo:font-size="13pt" style:font-size-asian="13pt" style:font-size-complex="13pt"/>
    </style:style>
    <style:style style:name="T2" style:parent-style-name="DefaultParagraphFont" style:family="text">
      <style:text-properties style:font-name="Times New Roman" style:font-weight-complex="bold" fo:color="#23B8DC" fo:font-size="12pt" style:font-size-asian="12pt" style:font-size-complex="12pt"/>
    </style:style>
    <style:style style:name="T3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4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5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6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7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P8" style:parent-style-name="Standard" style:family="paragraph">
      <style:paragraph-properties fo:widows="0" fo:orphans="0" style:text-autospace="none" fo:margin-bottom="0in" fo:line-height="100%"/>
    </style:style>
    <style:style style:name="T9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T10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T11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T12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P13" style:parent-style-name="Normal" style:family="paragraph">
      <style:paragraph-properties fo:text-align="center"/>
      <style:text-properties fo:language="en" fo:country="US"/>
    </style:style>
    <style:style style:name="T14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T15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T16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T17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T18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T19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P20" style:parent-style-name="Normal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21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P22" style:parent-style-name="Normal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23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P24" style:parent-style-name="Normal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25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P26" style:parent-style-name="Normal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27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P28" style:parent-style-name="Normal" style:family="paragraph">
      <style:paragraph-properties fo:text-align="center"/>
      <style:text-properties fo:language="en" fo:country="US"/>
    </style:style>
    <style:style style:name="T29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P30" style:parent-style-name="Normal" style:family="paragraph">
      <style:paragraph-properties fo:text-align="center"/>
      <style:text-properties fo:language="en" fo:country="US"/>
    </style:style>
    <style:style style:name="T31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T32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T33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P34" style:parent-style-name="Normal" style:family="paragraph">
      <style:paragraph-properties fo:text-align="center"/>
      <style:text-properties fo:font-size="11pt" style:font-size-asian="11pt" style:font-size-complex="11pt"/>
    </style:style>
    <style:style style:name="T35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P36" style:parent-style-name="Normal" style:family="paragraph">
      <style:paragraph-properties fo:text-align="center"/>
      <style:text-properties fo:font-size="11pt" style:font-size-asian="11pt" style:font-size-complex="11pt"/>
    </style:style>
    <style:style style:name="T37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P38" style:parent-style-name="Normal" style:family="paragraph">
      <style:paragraph-properties fo:text-align="center"/>
      <style:text-properties fo:font-size="11pt" style:font-size-asian="11pt" style:font-size-complex="11pt"/>
    </style:style>
    <style:style style:name="T39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T40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T41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T42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T43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P44" style:parent-style-name="Normal" style:family="paragraph">
      <style:paragraph-properties fo:text-align="center"/>
      <style:text-properties fo:font-size="11pt" style:font-size-asian="11pt" style:font-size-complex="11pt"/>
    </style:style>
    <style:style style:name="T45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P46" style:parent-style-name="Normal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47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T48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T49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T50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P53" style:parent-style-name="Normal" style:family="paragraph">
      <style:paragraph-properties fo:text-align="center"/>
      <style:text-properties fo:font-size="11pt" style:font-size-asian="11pt" style:font-size-complex="11pt" fo:language="en" fo:country="US"/>
    </style:style>
    <style:style style:name="T54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P55" style:parent-style-name="Normal" style:family="paragraph">
      <style:paragraph-properties fo:text-align="center"/>
    </style:style>
    <style:style style:name="T56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P57" style:parent-style-name="Normal" style:family="paragraph">
      <style:paragraph-properties fo:text-align="center"/>
      <style:text-properties fo:language="en" fo:country="US"/>
    </style:style>
    <style:style style:name="T58" style:parent-style-name="DefaultParagraphFont" style:family="text">
      <style:text-properties style:font-name="Cambria" style:font-weight-complex="bold" fo:font-size="13pt" style:font-size-asian="13pt" style:font-size-complex="13pt" fo:language="en" fo:country="US" style:language-asian="en" style:country-asian="US"/>
    </style:style>
    <style:style style:name="P59" style:parent-style-name="Normal" style:family="paragraph">
      <style:paragraph-properties fo:text-align="center"/>
      <style:text-properties fo:language="en" fo:country="US"/>
    </style:style>
    <style:style style:name="T60" style:parent-style-name="DefaultParagraphFont" style:family="text">
      <style:text-properties style:font-name="Cambria" style:font-weight-complex="bold" fo:font-size="12pt" style:font-size-asian="12pt" style:font-size-complex="12pt" fo:language="en" fo:country="US" style:language-asian="en" style:country-asian="US"/>
    </style:style>
    <style:style style:name="P61" style:parent-style-name="Normal" style:family="paragraph">
      <style:paragraph-properties fo:text-align="center" fo:background-color="#00B0F0"/>
    </style:style>
    <style:style style:name="P62" style:parent-style-name="Normal" style:family="paragraph">
      <style:paragraph-properties fo:text-align="center" fo:background-color="#00B0F0"/>
      <style:text-properties fo:font-weight="bold" style:font-weight-asian="bold"/>
    </style:style>
    <style:style style:name="T63" style:parent-style-name="DefaultParagraphFont" style:family="text">
      <style:text-properties style:font-name="Times New Roman" fo:font-size="12pt" style:font-size-asian="12pt" style:font-size-complex="12pt"/>
    </style:style>
    <style:style style:name="T64" style:parent-style-name="DefaultParagraphFont" style:family="text">
      <style:text-properties style:font-name="Times New Roman" fo:font-size="12pt" style:font-size-asian="12pt" style:font-size-complex="12pt"/>
    </style:style>
    <style:style style:name="T65" style:parent-style-name="DefaultParagraphFont" style:family="text">
      <style:text-properties style:font-name="Times New Roman" fo:font-size="12pt" style:font-size-asian="12pt" style:font-size-complex="12pt"/>
    </style:style>
    <style:style style:name="T66" style:parent-style-name="DefaultParagraphFont" style:family="text">
      <style:text-properties style:font-name="Times New Roman" fo:font-size="12pt" style:font-size-asian="12pt" style:font-size-complex="12pt"/>
    </style:style>
    <style:style style:name="T67" style:parent-style-name="DefaultParagraphFont" style:family="text">
      <style:text-properties style:font-name="Times New Roman" fo:font-size="12pt" style:font-size-asian="12pt" style:font-size-complex="12pt"/>
    </style:style>
    <style:style style:name="T68" style:parent-style-name="DefaultParagraphFont" style:family="text">
      <style:text-properties style:font-name="Times New Roman" fo:font-size="12pt" style:font-size-asian="12pt" style:font-size-complex="12pt"/>
    </style:style>
    <style:style style:name="T69" style:parent-style-name="DefaultParagraphFont" style:family="text">
      <style:text-properties style:font-name="Times New Roman" fo:font-size="12pt" style:font-size-asian="12pt" style:font-size-complex="12pt"/>
    </style:style>
    <style:style style:name="T70" style:parent-style-name="DefaultParagraphFont" style:family="text">
      <style:text-properties style:font-name="Times New Roman" fo:font-size="12pt" style:font-size-asian="12pt" style:font-size-complex="12pt"/>
    </style:style>
    <style:style style:name="T71" style:parent-style-name="DefaultParagraphFont" style:family="text">
      <style:text-properties style:font-name="Times New Roman" fo:font-size="12pt" style:font-size-asian="12pt" style:font-size-complex="12pt"/>
    </style:style>
    <style:style style:name="T72" style:parent-style-name="DefaultParagraphFont" style:family="text">
      <style:text-properties style:font-name="Times New Roman" fo:font-size="12pt" style:font-size-asian="12pt" style:font-size-complex="12pt"/>
    </style:style>
    <style:style style:name="T73" style:parent-style-name="DefaultParagraphFont" style:family="text">
      <style:text-properties style:font-name="Times New Roman" fo:font-size="12pt" style:font-size-asian="12pt" style:font-size-complex="12pt"/>
    </style:style>
    <style:style style:name="T74" style:parent-style-name="DefaultParagraphFont" style:family="text">
      <style:text-properties style:font-name="Times New Roman" fo:font-size="12pt" style:font-size-asian="12pt" style:font-size-complex="12pt"/>
    </style:style>
    <style:style style:name="T75" style:parent-style-name="DefaultParagraphFont" style:family="text">
      <style:text-properties style:font-name="Times New Roman" fo:font-size="12pt" style:font-size-asian="12pt" style:font-size-complex="12pt"/>
    </style:style>
    <style:style style:name="T76" style:parent-style-name="DefaultParagraphFont" style:family="text">
      <style:text-properties style:font-name="Times New Roman" fo:font-size="12pt" style:font-size-asian="12pt" style:font-size-complex="12pt"/>
    </style:style>
    <style:style style:name="T77" style:parent-style-name="DefaultParagraphFont" style:family="text">
      <style:text-properties style:font-name="Times New Roman" fo:font-size="12pt" style:font-size-asian="12pt" style:font-size-complex="12pt"/>
    </style:style>
    <style:style style:name="T78" style:parent-style-name="DefaultParagraphFont" style:family="text">
      <style:text-properties style:font-name="Times New Roman" fo:font-size="12pt" style:font-size-asian="12pt" style:font-size-complex="12pt"/>
    </style:style>
    <style:style style:name="T79" style:parent-style-name="DefaultParagraphFont" style:family="text">
      <style:text-properties style:font-name="Times New Roman" fo:font-size="12pt" style:font-size-asian="12pt" style:font-size-complex="12pt"/>
    </style:style>
    <style:style style:name="T80" style:parent-style-name="DefaultParagraphFont" style:family="text">
      <style:text-properties style:font-name="Times New Roman" fo:font-size="12pt" style:font-size-asian="12pt" style:font-size-complex="12pt"/>
    </style:style>
    <style:style style:name="T81" style:parent-style-name="DefaultParagraphFont" style:family="text">
      <style:text-properties style:font-name="Times New Roman" fo:font-size="12pt" style:font-size-asian="12pt" style:font-size-complex="12pt"/>
    </style:style>
    <style:style style:name="T82" style:parent-style-name="DefaultParagraphFont" style:family="text">
      <style:text-properties style:font-name="Times New Roman" fo:font-size="12pt" style:font-size-asian="12pt" style:font-size-complex="12pt"/>
    </style:style>
    <style:style style:name="T83" style:parent-style-name="DefaultParagraphFont" style:family="text">
      <style:text-properties style:font-name="Times New Roman" fo:font-size="12pt" style:font-size-asian="12pt" style:font-size-complex="12pt"/>
    </style:style>
    <style:style style:name="T84" style:parent-style-name="DefaultParagraphFont" style:family="text">
      <style:text-properties style:font-name="Times New Roman" fo:font-size="12pt" style:font-size-asian="12pt" style:font-size-complex="12pt"/>
    </style:style>
    <style:style style:name="P85" style:parent-style-name="Standard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P86" style:parent-style-name="Standard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P87" style:parent-style-name="Standard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P88" style:parent-style-name="Standard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P89" style:parent-style-name="Standard" style:family="paragraph">
      <style:paragraph-properties fo:widows="0" fo:orphans="0" style:text-autospace="none" fo:margin-bottom="0in" fo:line-height="100%"/>
      <style:text-properties style:font-name="Times New Roman" fo:font-size="12pt" style:font-size-asian="12pt" style:font-size-complex="12pt"/>
    </style:style>
    <style:style style:name="P90" style:parent-style-name="Standard" style:family="paragraph">
      <style:paragraph-properties fo:widows="0" fo:orphans="0" style:text-autospace="none" fo:margin-bottom="0in"/>
      <style:text-properties style:font-name="Times New Roman" style:font-weight-complex="bold" fo:font-size="12pt" style:font-size-asian="12pt" style:font-size-complex="12pt"/>
    </style:style>
    <style:style style:name="P91" style:parent-style-name="Standard" style:family="paragraph">
      <style:paragraph-properties fo:widows="0" fo:orphans="0" style:text-autospace="none" fo:margin-bottom="0in"/>
      <style:text-properties style:font-name="Times New Roman" style:font-weight-complex="bold" fo:font-size="12pt" style:font-size-asian="12pt" style:font-size-complex="12pt"/>
    </style:style>
    <style:style style:name="P92" style:parent-style-name="Standard" style:family="paragraph">
      <style:paragraph-properties fo:widows="0" fo:orphans="0" style:text-autospace="none" fo:margin-bottom="0in"/>
      <style:text-properties style:font-name="Times New Roman" style:font-weight-complex="bold" fo:font-size="12pt" style:font-size-asian="12pt" style:font-size-complex="12pt"/>
    </style:style>
    <style:style style:name="P93" style:parent-style-name="Standard" style:family="paragraph">
      <style:paragraph-properties fo:widows="0" fo:orphans="0" style:text-autospace="none" fo:margin-bottom="0in"/>
      <style:text-properties style:font-name="Times New Roman" style:font-weight-complex="bold" fo:font-size="12pt" style:font-size-asian="12pt" style:font-size-complex="12pt"/>
    </style:style>
    <style:style style:name="P94" style:parent-style-name="Standard" style:family="paragraph">
      <style:paragraph-properties fo:widows="0" fo:orphans="0" style:text-autospace="none" fo:margin-bottom="0in"/>
      <style:text-properties style:font-name="Times New Roman" style:font-weight-complex="bold" fo:font-size="12pt" style:font-size-asian="12pt" style:font-size-complex="12pt"/>
    </style:style>
    <style:style style:name="P95" style:parent-style-name="Standard" style:family="paragraph">
      <style:paragraph-properties fo:widows="0" fo:orphans="0" style:text-autospace="none" fo:margin-bottom="0in"/>
    </style:style>
    <style:style style:name="T96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T97" style:parent-style-name="DefaultParagraphFont" style:family="text">
      <style:text-properties style:font-name="Times New Roman" style:font-weight-complex="bold" style:text-position="super 66.6%" fo:font-size="12pt" style:font-size-asian="12pt" style:font-size-complex="12pt"/>
    </style:style>
    <style:style style:name="T98" style:parent-style-name="DefaultParagraphFont" style:family="text">
      <style:text-properties style:font-name="Times New Roman" style:font-weight-complex="bold" fo:font-size="12pt" style:font-size-asian="12pt" style:font-size-complex="12pt"/>
    </style:style>
    <style:style style:name="P99" style:parent-style-name="Standard" style:family="paragraph">
      <style:paragraph-properties fo:widows="0" fo:orphans="0" style:text-autospace="none" fo:margin-bottom="0in"/>
      <style:text-properties style:font-name="Times New Roman" style:font-weight-complex="bold" fo:font-size="12pt" style:font-size-asian="12pt" style:font-size-complex="12pt"/>
    </style:style>
    <style:style style:name="P100" style:parent-style-name="Standard" style:family="paragraph">
      <style:paragraph-properties fo:widows="0" fo:orphans="0" style:text-autospace="none" fo:margin-bottom="0in"/>
      <style:text-properties style:font-name="Times New Roman" style:font-weight-complex="bold" fo:font-size="12pt" style:font-size-asian="12pt" style:font-size-complex="12pt"/>
    </style:style>
    <style:style style:name="P101" style:parent-style-name="Standard" style:family="paragraph">
      <style:paragraph-properties fo:widows="0" fo:orphans="0" style:text-autospace="none" fo:margin-bottom="0in"/>
      <style:text-properties style:font-name="Times New Roman" style:font-weight-complex="bold" fo:font-size="12pt" style:font-size-asian="12pt" style:font-size-complex="12pt"/>
    </style:style>
    <style:style style:name="P102" style:parent-style-name="Standard" style:family="paragraph">
      <style:paragraph-properties fo:widows="0" fo:orphans="0" style:text-autospace="none" fo:margin-bottom="0in"/>
      <style:text-properties style:font-name="Times New Roman" style:font-weight-complex="bold" fo:font-size="12pt" style:font-size-asian="12pt" style:font-size-complex="12pt"/>
    </style:style>
    <style:style style:name="P103" style:parent-style-name="Standard" style:family="paragraph">
      <style:paragraph-properties fo:widows="0" fo:orphans="0" style:text-autospace="none" fo:margin-bottom="0in"/>
      <style:text-properties style:font-name="Times New Roman" style:font-weight-complex="bold" fo:font-size="12pt" style:font-size-asian="12pt" style:font-size-complex="12pt"/>
    </style:style>
    <style:style style:name="P104" style:parent-style-name="Standard" style:family="paragraph">
      <style:paragraph-properties fo:widows="0" fo:orphans="0" style:text-autospace="none" fo:margin-bottom="0in"/>
      <style:text-properties style:font-name="Times New Roman" style:font-weight-complex="bold" fo:font-size="12pt" style:font-size-asian="12pt" style:font-size-complex="12pt"/>
    </style:style>
    <style:style style:name="P105" style:parent-style-name="Standard" style:family="paragraph">
      <style:paragraph-properties fo:widows="0" fo:orphans="0" style:text-autospace="none" fo:margin-bottom="0in"/>
      <style:text-properties style:font-name="Times New Roman" style:font-weight-complex="bold" fo:font-size="12pt" style:font-size-asian="12pt" style:font-size-complex="12pt"/>
    </style:style>
    <style:style style:name="P106" style:parent-style-name="Standard" style:family="paragraph">
      <style:paragraph-properties fo:widows="0" fo:orphans="0" style:text-autospace="none" fo:margin-bottom="0in"/>
      <style:text-properties style:font-name="Times New Roman" style:font-weight-complex="bold" fo:font-size="12pt" style:font-size-asian="12pt" style:font-size-complex="12pt"/>
    </style:style>
    <style:style style:name="P107" style:parent-style-name="Standard" style:family="paragraph">
      <style:paragraph-properties fo:widows="0" fo:orphans="0" style:text-autospace="none" fo:margin-bottom="0in"/>
      <style:text-properties style:font-name="Times New Roman" style:font-weight-complex="bold" fo:font-size="12pt" style:font-size-asian="12pt" style:font-size-complex="12pt"/>
    </style:style>
    <style:style style:name="P108" style:parent-style-name="Standard" style:family="paragraph">
      <style:paragraph-properties fo:widows="0" fo:orphans="0" style:text-autospace="none" fo:margin-bottom="0in"/>
      <style:text-properties style:font-name="Times New Roman" style:font-weight-complex="bold" fo:font-size="12pt" style:font-size-asian="12pt" style:font-size-complex="12pt"/>
    </style:style>
    <style:style style:name="P109" style:parent-style-name="Standard" style:family="paragraph">
      <style:paragraph-properties fo:widows="0" fo:orphans="0" style:text-autospace="none" fo:margin-bottom="0in"/>
      <style:text-properties style:font-name="Times New Roman" style:font-weight-complex="bold" fo:font-size="12pt" style:font-size-asian="12pt" style:font-size-complex="12pt"/>
    </style:style>
    <style:style style:name="P110" style:parent-style-name="Standard" style:family="paragraph">
      <style:paragraph-properties fo:widows="0" fo:orphans="0" style:text-autospace="none" fo:margin-bottom="0in"/>
      <style:text-properties style:font-name="Times New Roman" style:font-weight-complex="bold" fo:font-size="12pt" style:font-size-asian="12pt" style:font-size-complex="12pt"/>
    </style:style>
    <style:style style:name="P111" style:parent-style-name="Standard" style:family="paragraph">
      <style:paragraph-properties fo:widows="0" fo:orphans="0" style:text-autospace="none" fo:margin-bottom="0in"/>
      <style:text-properties style:font-name="Times New Roman" style:font-weight-complex="bold" fo:font-size="12pt" style:font-size-asian="12pt" style:font-size-complex="12pt"/>
    </style:style>
    <style:style style:name="P112" style:parent-style-name="Standard" style:family="paragraph">
      <style:paragraph-properties fo:widows="0" fo:orphans="0" style:text-autospace="none" fo:margin-bottom="0in"/>
      <style:text-properties style:font-name="Times New Roman" style:font-weight-complex="bold" fo:font-size="12pt" style:font-size-asian="12pt" style:font-size-complex="12pt"/>
    </style:style>
    <style:style style:name="P113" style:parent-style-name="Standard" style:family="paragraph">
      <style:paragraph-properties fo:widows="0" fo:orphans="0" style:text-autospace="none" fo:margin-bottom="0in"/>
      <style:text-properties style:font-name="Times New Roman" style:font-weight-complex="bold" fo:font-size="12pt" style:font-size-asian="12pt" style:font-size-complex="12pt"/>
    </style:style>
    <style:style style:name="P114" style:parent-style-name="Standard" style:family="paragraph">
      <style:paragraph-properties fo:widows="0" fo:orphans="0" style:text-autospace="none" fo:margin-bottom="0in" fo:line-height="100%"/>
      <style:text-properties style:font-name="Times New Roman"/>
    </style:style>
    <style:style style:family="graphic" style:name="a20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21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2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5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6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29" style:parent-style-name="Graphics">
      <style:graphic-properties fo:wrap-option="wrap" fo:border="0.01042in solid #000000" fo:padding-top="0.05in" fo:padding-bottom="0.05in" fo:padding-left="0.1in" fo:padding-right="0.1in" fo:background-color="#c6d9f1" draw:textarea-vertical-align="top" draw:textarea-horizontal-align="left" style:wrap="parallel" style:wrap-contour="false" draw:opacity="100%" style:horizontal-rel="page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3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17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8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0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solid #000000" fo:padding-top="0.05in" fo:padding-bottom="0.05in" fo:padding-left="0.1in" fo:padding-right="0.1in" fo:background-color="#dce6f2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2083in" svg:stroke-color="#000000" svg:stroke-opacity="100%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3" style:parent-style-name="Graphics">
      <style:graphic-properties fo:wrap-option="wrap" fo:border="0.01042in solid #000000" fo:padding-top="0.05in" fo:padding-bottom="0.05in" fo:padding-left="0.1in" fo:padding-right="0.1in" fo:background-color="#dce6f2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34" style:parent-style-name="Graphics">
      <style:graphic-properties fo:wrap-option="wrap" fo:border="0.01042in solid #000000" fo:padding-top="0.05in" fo:padding-bottom="0.05in" fo:padding-left="0.1in" fo:padding-right="0.1in" fo:background-color="#00b0f0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Criterion B: Design</text:p>
      <text:p text:style-name="Standard"><text:span text:style-name="T2"><text:tab/></text:span><text:span text:style-name="T3">To help</text:span><text:span text:style-name="T4"><text:s/>organize the layout of the<text:s/></text:span><text:span text:style-name="T5">initial<text:s/></text:span><text:span text:style-name="T6">March Madness program, I first created a hypothetical diagram of how I may want the program to function, which can</text:span><text:span text:style-name="T7"><text:s/>be seen below.</text:span></text:p>
      <text:p text:style-name="P8"><text:span text:style-name="T9"><draw:connector draw:type="line" svg:x1="3.40625in" svg:y1="1.42153in" svg:x2="5.05139in" svg:y2="1.78542in" draw:z-index="251682816" draw:id="id0" draw:style-name="a0" draw:name="Straight Connector 16" text:anchor-type="paragraph"><svg:title/><svg:desc/></draw:connector></text:span><text:span text:style-name="T10"><draw:connector draw:type="line" svg:x1="0.10417in" svg:y1="2.27778in" svg:x2="0.89514in" svg:y2="2.10139in" draw:z-index="251686912" draw:id="id1" draw:style-name="a1" draw:name="Straight Connector 18" text:anchor-type="paragraph"><svg:title/><svg:desc/></draw:connector></text:span><text:span text:style-name="T11"><draw:connector draw:type="line" svg:x1="5.78055in" svg:y1="2.27777in" svg:x2="5.30208in" svg:y2="2.09097in" draw:z-index="251729920" draw:id="id2" draw:style-name="a2" draw:name="Straight Connector 40" text:anchor-type="paragraph"><svg:title/><svg:desc/></draw:connector></text:span><text:span text:style-name="T12"><draw:frame draw:z-index="251661312" draw:id="id3" draw:style-name="a3" draw:name="Text Box 2" text:anchor-type="paragraph" svg:x="4.11181in" svg:y="1.78889in" svg:width="1.84375in" svg:height="0.30278in" style:rel-width="scale" style:rel-height="scale"><draw:text-box><text:p text:style-name="P13">League Info</text:p></draw:text-box><svg:title/><svg:desc/></draw:frame></text:span><text:span text:style-name="T14"><draw:connector draw:type="line" svg:x1="4.84375in" svg:y1="2.10556in" svg:x2="4.375in" svg:y2="2.28195in" draw:z-index="251727872" draw:id="id4" draw:style-name="a4" draw:name="Straight Connector 39" text:anchor-type="paragraph"><svg:title/><svg:desc/></draw:connector></text:span><text:span text:style-name="T15"><draw:connector draw:type="line" svg:x1="4.375in" svg:y1="3.49097in" svg:x2="4.375in" svg:y2="3.65764in" draw:z-index="251719680" draw:id="id5" draw:style-name="a5" draw:name="Straight Connector 35" text:anchor-type="paragraph"><svg:title/><svg:desc/></draw:connector></text:span><text:span text:style-name="T16"><draw:connector draw:type="line" svg:x1="4.36458in" svg:y1="2.84514in" svg:x2="4.36458in" svg:y2="3.01181in" draw:z-index="251723776" draw:id="id6" draw:style-name="a6" draw:name="Straight Connector 37" text:anchor-type="paragraph"><svg:title/><svg:desc/></draw:connector></text:span><text:span text:style-name="T17"><draw:connector draw:type="line" svg:x1="5.78125in" svg:y1="2.84514in" svg:x2="5.78125in" svg:y2="3.01181in" draw:z-index="251721728" draw:id="id7" draw:style-name="a7" draw:name="Straight Connector 36" text:anchor-type="paragraph"><svg:title/><svg:desc/></draw:connector></text:span><text:span text:style-name="T18"><draw:connector draw:type="line" svg:x1="5.77083in" svg:y1="3.49097in" svg:x2="5.77083in" svg:y2="3.65764in" draw:z-index="251725824" draw:id="id8" draw:style-name="a8" draw:name="Straight Connector 38" text:anchor-type="paragraph"><svg:title/><svg:desc/></draw:connector></text:span><text:span text:style-name="T19"><draw:frame draw:z-index="251717632" draw:id="id9" draw:style-name="a9" draw:name="Text Box 2" text:anchor-type="paragraph" svg:x="5.30208in" svg:y="3.64722in" svg:width="0.94792in" svg:height="0.6875in" style:rel-width="scale" style:rel-height="scale"><draw:text-box><text:p text:style-name="P20">View Bracket Losses</text:p></draw:text-box><svg:title/><svg:desc/></draw:frame></text:span><text:span text:style-name="T21"><draw:frame draw:z-index="251715584" draw:id="id10" draw:style-name="a10" draw:name="Text Box 2" text:anchor-type="paragraph" svg:x="5.30208in" svg:y="3.00139in" svg:width="0.94792in" svg:height="0.48889in" style:rel-width="scale" style:rel-height="scale"><draw:text-box><text:p text:style-name="P22">View Top Brackets</text:p></draw:text-box><svg:title/><svg:desc/></draw:frame></text:span><text:span text:style-name="T23"><draw:frame draw:z-index="251713536" draw:id="id11" draw:style-name="a11" draw:name="Text Box 2" text:anchor-type="paragraph" svg:x="3.89583in" svg:y="3.64722in" svg:width="0.94792in" svg:height="0.48889in" style:rel-width="scale" style:rel-height="scale"><draw:text-box><text:p text:style-name="P24">Update Brackets</text:p></draw:text-box><svg:title/><svg:desc/></draw:frame></text:span><text:span text:style-name="T25"><draw:frame draw:z-index="251711488" draw:id="id12" draw:style-name="a12" draw:name="Text Box 2" text:anchor-type="paragraph" svg:x="3.89583in" svg:y="3.00139in" svg:width="0.94792in" svg:height="0.48889in" style:rel-width="scale" style:rel-height="scale"><draw:text-box><text:p text:style-name="P26">Update Results</text:p></draw:text-box><svg:title/><svg:desc/></draw:frame></text:span><text:span text:style-name="T27"><draw:frame draw:z-index="251707392" draw:id="id13" draw:style-name="a13" draw:name="Text Box 2" text:anchor-type="paragraph" svg:x="3.83333in" svg:y="2.28264in" svg:width="1.07292in" svg:height="0.55139in" style:rel-width="scale" style:rel-height="scale"><draw:text-box><text:p text:style-name="P28">Update League Info</text:p></draw:text-box><svg:title/><svg:desc/></draw:frame></text:span><text:span text:style-name="T29"><draw:frame draw:z-index="251709440" draw:id="id14" draw:style-name="a14" draw:name="Text Box 2" text:anchor-type="paragraph" svg:x="5.22917in" svg:y="2.28264in" svg:width="1.07292in" svg:height="0.55139in" style:rel-width="scale" style:rel-height="scale"><draw:text-box><text:p text:style-name="P30">View League Info</text:p></draw:text-box><svg:title/><svg:desc/></draw:frame></text:span><text:span text:style-name="T31"><draw:connector draw:type="line" svg:x1="2.71875in" svg:y1="3.93125in" svg:x2="2.71875in" svg:y2="4.06389in" draw:z-index="251705344" draw:id="id15" draw:style-name="a15" draw:name="Straight Connector 27" text:anchor-type="paragraph"><svg:title/><svg:desc/></draw:connector></text:span><text:span text:style-name="T32"><draw:connector draw:type="line" svg:x1="2.71875in" svg:y1="3.13681in" svg:x2="2.71875in" svg:y2="3.30278in" draw:z-index="251703296" draw:id="id16" draw:style-name="a16" draw:name="Straight Connector 26" text:anchor-type="paragraph"><svg:title/><svg:desc/></draw:connector></text:span><text:span text:style-name="T33"><draw:frame draw:z-index="251693056" draw:id="id17" draw:style-name="a17" draw:name="Text Box 2" text:anchor-type="paragraph" svg:x="2.25in" svg:y="4.06389in" svg:width="0.91667in" svg:height="0.4625in" style:rel-width="scale" style:rel-height="scale"><draw:text-box><text:p text:style-name="P34">Create Bracket</text:p></draw:text-box><svg:title/><svg:desc/></draw:frame></text:span><text:span text:style-name="T35"><draw:frame draw:z-index="251669504" draw:id="id18" draw:style-name="a18" draw:name="Text Box 2" text:anchor-type="paragraph" svg:x="2.25in" svg:y="3.29097in" svg:width="0.91667in" svg:height="0.6375in" style:rel-width="scale" style:rel-height="scale"><draw:text-box><text:p text:style-name="P36">Save Name and Password</text:p></draw:text-box><svg:title/><svg:desc/></draw:frame></text:span><text:span text:style-name="T37"><draw:frame draw:z-index="251695104" draw:id="id19" draw:style-name="a19" draw:name="Text Box 2" text:anchor-type="paragraph" svg:x="0.92708in" svg:y="3.30347in" svg:width="1.0625in" svg:height="0.4625in" style:rel-width="scale" style:rel-height="scale"><draw:text-box><text:p text:style-name="P38">View My Bracket</text:p></draw:text-box><svg:title/><svg:desc/></draw:frame></text:span><text:span text:style-name="T39"><draw:connector draw:type="line" svg:x1="1.4375in" svg:y1="3.13681in" svg:x2="1.4375in" svg:y2="3.30764in" draw:z-index="251701248" draw:id="id20" draw:style-name="a20" draw:name="Straight Connector 25" text:anchor-type="paragraph"><svg:title/><svg:desc/></draw:connector></text:span><text:span text:style-name="T40"><draw:connector draw:type="line" svg:x1="1.34375in" svg:y1="2.10556in" svg:x2="2.02014in" svg:y2="2.28195in" draw:z-index="251688960" draw:id="id21" draw:style-name="a21" draw:name="Straight Connector 19" text:anchor-type="paragraph"><svg:title/><svg:desc/></draw:connector></text:span><text:span text:style-name="T41"><draw:connector draw:type="line" svg:x1="1.85417in" svg:y1="2.59514in" svg:x2="1.4375in" svg:y2="2.84514in" draw:z-index="251699200" draw:id="id22" draw:style-name="a22" draw:name="Straight Connector 24" text:anchor-type="paragraph"><svg:title/><svg:desc/></draw:connector></text:span><text:span text:style-name="T42"><draw:connector draw:type="line" svg:x1="2.23958in" svg:y1="2.58472in" svg:x2="2.6875in" svg:y2="2.84236in" draw:z-index="251697152" draw:id="id23" draw:style-name="a23" draw:name="Straight Connector 23" text:anchor-type="paragraph"><svg:title/><svg:desc/></draw:connector></text:span><text:span text:style-name="T43"><draw:frame draw:z-index="251671552" draw:id="id24" draw:style-name="a24" draw:name="Text Box 2" text:anchor-type="paragraph" svg:x="2.10417in" svg:y="2.84097in" svg:width="1.17639in" svg:height="0.28681in" style:rel-width="scale" style:rel-height="scale"><draw:text-box><text:p text:style-name="P44">Create Account</text:p></draw:text-box><svg:title/><svg:desc/></draw:frame></text:span><text:span text:style-name="T45"><draw:frame draw:z-index="251675648" draw:id="id25" draw:style-name="a25" draw:name="Text Box 2" text:anchor-type="paragraph" svg:x="0.89583in" svg:y="2.84514in" svg:width="1.0625in" svg:height="0.28681in" style:rel-width="scale" style:rel-height="scale"><draw:text-box><text:p text:style-name="P46">Login</text:p></draw:text-box><svg:title/><svg:desc/></draw:frame></text:span><text:span text:style-name="T47"><draw:connector draw:type="line" svg:x1="1.16667in" svg:y1="1.80278in" svg:x2="2.85417in" svg:y2="1.41875in" draw:z-index="251680768" draw:id="id26" draw:style-name="a26" draw:name="Straight Connector 15" text:anchor-type="paragraph"><svg:title/><svg:desc/></draw:connector></text:span><text:span text:style-name="T48"><draw:connector draw:type="line" svg:x1="0.10417in" svg:y1="2.84514in" svg:x2="0.10417in" svg:y2="2.59514in" draw:z-index="251691008" draw:id="id27" draw:style-name="a27" draw:name="Straight Connector 20" text:anchor-type="paragraph"><svg:title/><svg:desc/></draw:connector></text:span><text:span text:style-name="T49"><draw:connector draw:type="line" svg:x1="3.16667in" svg:y1="1.11528in" svg:x2="3.16667in" svg:y2="0.82431in" draw:z-index="251684864" draw:id="id28" draw:style-name="a28" draw:name="Straight Connector 17" text:anchor-type="paragraph"><svg:title/><svg:desc/></draw:connector></text:span><text:span text:style-name="T50"><draw:frame draw:z-index="251663360" draw:id="id29" draw:style-name="a29" draw:name="Text Box 2" text:anchor-type="paragraph" svg:x="0in" svg:y="1.11181in" svg:width="1.91667in" svg:height="0.30278in" style:rel-width="scale" style:rel-height="scale"><draw:text-box><text:p text:style-name="P51">Main Menu</text:p></draw:text-box><svg:title/><svg:desc/></draw:frame></text:span><text:span text:style-name="T52"><draw:frame draw:z-index="251679744" draw:id="id30" draw:style-name="a30" draw:name="Text Box 11" text:anchor-type="paragraph" svg:x="-0.38542in" svg:y="2.84514in" svg:width="0.98889in" svg:height="0.4625in" style:rel-width="scale" style:rel-height="scale"><draw:text-box><text:p text:style-name="P53">View a Bracket</text:p></draw:text-box><svg:title/><svg:desc/></draw:frame></text:span><text:span text:style-name="T54"><draw:frame draw:z-index="251673600" draw:id="id31" draw:style-name="a31" draw:name="Text Box 2" text:anchor-type="paragraph" svg:x="1.34375in" svg:y="2.28542in" svg:width="1.42639in" svg:height="0.30278in" style:rel-width="scale" style:rel-height="scale"><draw:text-box><text:p text:style-name="P55">My Bracket</text:p></draw:text-box><svg:title/><svg:desc/></draw:frame></text:span><text:span text:style-name="T56"><draw:frame draw:z-index="251677696" draw:id="id32" draw:style-name="a32" draw:name="Text Box 10" text:anchor-type="paragraph" svg:x="-0.57292in" svg:y="2.28542in" svg:width="1.34375in" svg:height="0.30278in" style:rel-width="scale" style:rel-height="scale"><draw:text-box><text:p text:style-name="P57">All Brackets</text:p></draw:text-box><svg:title/><svg:desc/></draw:frame></text:span><text:span text:style-name="T58"><draw:frame draw:z-index="251665408" draw:id="id33" draw:style-name="a33" draw:name="Text Box 2" text:anchor-type="paragraph" svg:x="0.17708in" svg:y="1.79931in" svg:width="1.84375in" svg:height="0.30278in" style:rel-width="scale" style:rel-height="scale"><draw:text-box><text:p text:style-name="P59">Brackets</text:p></draw:text-box><svg:title/><svg:desc/></draw:frame></text:span><text:span text:style-name="T60"><draw:frame draw:z-index="251659264" draw:id="id34" draw:style-name="a34" draw:name="Text Box 2" text:anchor-type="paragraph" svg:x="1.85417in" svg:y="0.09097in" svg:width="2.58125in" svg:height="0.72917in" style:rel-width="scale" style:rel-height="scale"><draw:text-box><text:p text:style-name="P61"/><text:p text:style-name="P62">March Madness Program</text:p></draw:text-box><svg:title/><svg:desc/></draw:frame>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This<text:s/></text:span></text:p>
      <text:p text:style-name="P85"/>
      <text:p text:style-name="P86"/>
      <text:p text:style-name="P87"/>
      <text:p text:style-name="P88"/>
      <text:p text:style-name="P89"/>
      <text:p text:style-name="P90">Original Success Criterion</text:p>
      <text:list text:style-name="LFO3" text:continue-numbering="true">
        <text:list-item>
          <text:p text:style-name="P91">Allow for the creation of up to 30 unique accounts</text:p>
        </text:list-item>
        <text:list-item>
          <text:p text:style-name="P92">Login system that will only let the user edit their own bracket</text:p>
        </text:list-item>
        <text:list-item>
          <text:p text:style-name="P93">Save the name and password for all users</text:p>
        </text:list-item>
        <text:list-item>
          <text:p text:style-name="P94">Allow users to create a bracket out of the 64 March Madness teams</text:p>
        </text:list-item>
        <text:list-item>
          <text:p text:style-name="P95"><text:span text:style-name="T96">Allow for changes to be made to brackets up until March 19</text:span><text:span text:style-name="T97">th</text:span><text:span text:style-name="T98">, 2019</text:span></text:p>
        </text:list-item>
        <text:list-item>
          <text:p text:style-name="P99">Allow the brackets to viewable, but not editable, by all users</text:p>
        </text:list-item>
        <text:list-item>
          <text:p text:style-name="P100">Menu system that lets users switch between viewing brackets and viewing NCAA updates</text:p>
        </text:list-item>
      </text:list>
      <text:p text:style-name="P101"/>
      <text:p text:style-name="P102">Criterion Updated Daily:</text:p>
      <text:list text:style-name="LFO3" text:continue-numbering="true">
        <text:list-item>
          <text:p text:style-name="P103">Store NCAA game results in the database as they are played</text:p>
        </text:list-item>
        <text:list-item>
          <text:p text:style-name="P104">Printout NCAA game results</text:p>
        </text:list-item>
        <text:list-item>
          <text:p text:style-name="P105">Ranking system that shows who has the most complete overall bracket</text:p>
        </text:list-item>
        <text:list-item>
          <text:p text:style-name="P106">Printout a list of users who lost Sweet Sixteen picks</text:p>
        </text:list-item>
        <text:list-item>
          <text:p text:style-name="P107">Printout a list of users who lost Elite Eight picks</text:p>
        </text:list-item>
        <text:list-item>
          <text:p text:style-name="P108">Printout a list of users who lost Final Four picks</text:p>
        </text:list-item>
        <text:list-item>
          <text:p text:style-name="P109">Printout a list of users who lost their Champion</text:p>
        </text:list-item>
        <text:list-item>
          <text:p text:style-name="P110">Printout the number of upsets (lower seeded teams winning)</text:p>
        </text:list-item>
        <text:list-item>
          <text:p text:style-name="P111">Print in a table the quantity of number of wins based on team seed number</text:p>
        </text:list-item>
        <text:list-item>
          <text:p text:style-name="P112">Printout most correct bracket and incorrect bracket per region</text:p>
        </text:list-item>
        <text:list-item>
          <text:p text:style-name="P113">Print out winning percentages of animal vs humanoid mascot games</text:p>
        </text:list-item>
      </text:list>
      <text:p text:style-name="P1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4D78" style:font-size-complex="10.5pt" fo:hyphenate="false"/>
    </style:style>
    <style:style style:name="Normal" style:display-name="Normal" style:family="paragraph">
      <style:text-properties style:font-name-complex="Times New Roman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Times New Roman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WW8Num1z2" style:display-name="WW8Num1z2" style:family="text">
      <style:text-properties style:font-name-complex="Times New Roman"/>
    </style:style>
    <style:style style:name="WW8Num2z1" style:display-name="WW8Num2z1" style:family="text">
      <style:text-properties style:font-name-complex="Times New Roman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Mangal" fo:color="#1F4D78" style:font-size-complex="10.5pt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8Num1" style:display-name="WW8Num1">
      <text:list-level-style-bullet text:level="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number text:level="3" text:style-name="WW_CharLFO1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8Num2" style:display-name="WW8Num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text:style-name="WW_CharLFO2LVL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2LVL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2LVL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2LVL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2LVL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2LVL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2LVL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2LVL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.083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ichardt</meta:initial-creator>
    <dc:creator>Connor Lynch</dc:creator>
    <meta:creation-date>2019-03-01T16:16:00Z</meta:creation-date>
    <dc:date>2019-03-07T22:48:00Z</dc:date>
    <meta:template xlink:href="Normal" xlink:type="simple"/>
    <meta:editing-cycles>6</meta:editing-cycles>
    <meta:editing-duration>PT23220S</meta:editing-duration>
    <meta:document-statistic meta:page-count="2" meta:paragraph-count="2" meta:word-count="222" meta:character-count="1487" meta:row-count="10" meta:non-whitespace-character-count="1267"/>
  </office:meta>
</office:document-meta>
</file>